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fo:font-size="10pt" style:font-size-asian="10pt" style:font-size-complex="10pt"/>
    </style:style>
    <style:style style:name="P2" style:family="paragraph" style:parent-style-name="Heading_20_1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officeooo:rsid="001b4389" officeooo:paragraph-rsid="001c77aa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1c77aa" officeooo:paragraph-rsid="001c77aa" style:font-size-asian="21pt" style:font-weight-asian="bold" style:font-size-complex="24pt" style:font-weight-complex="bold"/>
    </style:style>
    <style:style style:name="T1" style:family="text">
      <style:text-properties officeooo:rsid="001c407b"/>
    </style:style>
    <style:style style:name="T2" style:family="text">
      <style:text-properties officeooo:rsid="001c77aa"/>
    </style:style>
    <style:style style:name="T3" style:family="text">
      <style:text-properties fo:font-style="italic" officeooo:rsid="001c407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ckground</text:p>
      <text:p text:style-name="P4"/>
      <text:p text:style-name="P3"><text:tab/>In our modern world software engineers are <text:span text:style-name="T2">utilising</text:span> a vast array of <text:span text:style-name="T1">tools</text:span> to <text:span text:style-name="T1">resolve issues encountered during coding</text:span>. The <text:span text:style-name="T1">tools range in their application and may not be familiar to every programmer in a shared environment. This article (</text:span><text:span text:style-name="T2">Jinrun Liu et al., 2023)</text:span><text:span text:style-name="T1"><text:note text:id="ftn0" text:note-class="footnote"><text:note-citation>1</text:note-citation><text:note-body><text:h text:style-name="P2" text:outline-level="1">Which is a better programming assistant? A comparative study between chatgpt and stack overflow, Jinrun Liu, Xinyu Tang, Linlin Li, Panpan Chen, Yepang Liu <text:span text:style-name="T1">(2023)</text:span></text:h><text:p text:style-name="P1"/></text:note-body></text:note></text:span><text:span text:style-name="T1"> <text:s/>shows us that “</text:span><text:span text:style-name="T3">concerning code quality, ChatGPT outperforms Stack Overflow significantly in helping complete algorithmic and library-related tasks, while Stack Overflow is better for debugging tasks</text:span><text:span text:style-name="T1">”, but we are more interested in how these tools impact efficiency in a group of programmers </text:span><text:span text:style-name="T2">working as a team</text:span><text:span text:style-name="T1">. </text:span><text:span text:style-name="T2">We aim to measure and quantify the difference between teams of people using the same tools &amp; programs and another using a mixture of differing one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1:37.911152213</meta:creation-date>
    <dc:date>2024-09-24T14:52:22.500746820</dc:date>
    <meta:editing-duration>PT9M24S</meta:editing-duration>
    <meta:editing-cycles>1</meta:editing-cycles>
    <meta:document-statistic meta:table-count="0" meta:image-count="0" meta:object-count="0" meta:page-count="1" meta:paragraph-count="3" meta:word-count="142" meta:character-count="898" meta:non-whitespace-character-count="757"/>
    <meta:generator>LibreOffice/7.3.7.2$Linux_X86_64 LibreOffice_project/30$Build-2</meta:generator>
  </office:meta>
</office:document-meta>
</file>